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fo:min-height="21.92cm"/>
    </style:style>
    <style:style style:name="P1" style:family="paragraph">
      <style:paragraph-properties fo:margin-left="0cm" fo:margin-right="0cm" text:enable-numbering="false" fo:text-indent="0cm"/>
    </style:style>
    <style:style style:name="T1" style:family="text">
      <style:text-properties fo:font-size="16pt"/>
    </style:style>
    <style:style style:name="T2" style:family="text">
      <style:text-properties fo:color="#ff00ff" fo:font-size="16pt"/>
    </style:style>
    <style:style style:name="T3" style:family="text">
      <style:text-properties fo:color="#ff0000" fo:font-size="16pt"/>
    </style:style>
    <style:style style:name="T4" style:family="text">
      <style:text-properties fo:color="#00dcff" fo:font-size="16pt"/>
    </style:style>
    <style:style style:name="T5" style:family="text">
      <style:text-properties style:use-window-font-color="true" fo:font-size="16pt"/>
    </style:style>
    <style:style style:name="T6" style:family="text">
      <style:text-properties fo:color="#3deb3d" fo:font-size="16pt"/>
    </style:style>
    <style:style style:name="T7" style:family="text">
      <style:text-properties fo:color="#000000" fo:font-size="16pt"/>
    </style:style>
    <style:style style:name="T8" style:family="text">
      <style:text-properties fo:color="#23ff23" fo:font-size="16pt"/>
    </style:style>
    <text:list-style style:name="L1">
      <text:list-level-style-bullet text:level="1" text:bullet-char="●">
        <style:list-level-properties text:list-level-position-and-space-mode="label-width-and-position"/>
        <style:text-properties fo:font-family="starsymbol" fo:color="#000000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layer="layout" svg:width="16.133cm" svg:height="21.92cm" svg:x="3.8cm" svg:y="3.007cm">
          <draw:text-box>
            <text:p text:style-name="P1"><text:span text:style-name="T1">Dieses soll ein längerer Text werden, der mit </text:span><text:span text:style-name="T2">Feehlern</text:span><text:span text:style-name="T1"> nur so gespickt sein soll. Dieser </text:span><text:span text:style-name="T3">Texxt</text:span><text:span text:style-name="T1"> wird auch mehrmals wiederholt, damit man herausfinden kann, das ignorierte Worte nicht wieder als Fehler auftauchen dürfen.</text:span></text:p>
            <text:p text:style-name="P1"><text:span text:style-name="T1">Mal sehen, ob der Text schon </text:span><text:span text:style-name="T4">reichtt </text:span><text:span text:style-name="T5">oder nicht</text:span><text:span text:style-name="T1">. Nein, es muss doch noch ein </text:span><text:span text:style-name="T6">viierter</text:span><text:span text:style-name="T1"> Fehler rein.</text:span></text:p>
            <text:p text:style-name="P1"><text:span text:style-name="T1"/></text:p>
            <text:p text:style-name="P1"><text:span text:style-name="T1">Dieses soll ein längerer Text werden, der mit </text:span><text:span text:style-name="T2">Feehlern</text:span><text:span text:style-name="T1"> nur so gespickt sein soll. Dieser </text:span><text:span text:style-name="T3">Texxt</text:span><text:span text:style-name="T1"> wird auch mehrmals wiederholt, damit man herausfinden kann, das ignorierte Worte nicht wieder als Fehler auftauchen dürfen.</text:span></text:p>
            <text:p text:style-name="P1"><text:span text:style-name="T1">Mal sehen, ob der Text schon </text:span><text:span text:style-name="T4">reichtt </text:span><text:span text:style-name="T7">oder nicht</text:span><text:span text:style-name="T1">. Nein, es muss doch noch ein </text:span><text:span text:style-name="T8">viierter</text:span><text:span text:style-name="T1"> Fehler rein.</text:span></text:p>
            <text:p text:style-name="P1"><text:span text:style-name="T1"/></text:p>
            <text:p text:style-name="P1"><text:span text:style-name="T1">Dieses soll ein längerer Text werden, der mit </text:span><text:span text:style-name="T2">Feehlern</text:span><text:span text:style-name="T1"> nur so gespickt sein soll. Dieser </text:span><text:span text:style-name="T3">Texxt</text:span><text:span text:style-name="T1"> wird auch mehrmals wiederholt, damit man herausfinden kann, das ignorierte Worte nicht wieder als Fehler auftauchen dürfen.</text:span></text:p>
            <text:p text:style-name="P1"><text:span text:style-name="T1">Mal sehen, ob der Text schon </text:span><text:span text:style-name="T4">reichtt </text:span><text:span text:style-name="T7">oder nicht</text:span><text:span text:style-name="T1">. Nein, es muss doch noch ein </text:span><text:span text:style-name="T6">viierter</text:span><text:span text:style-name="T1"> Fehler rein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office:version="1.2">
  <office:styles>
    <draw:marker draw:name="Arrow" svg:viewBox="0 0 20 30" svg:d="m10 0-10 30h20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fo:font-size="24pt" fo:language="de" fo:country="DE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list-level-position-and-space-mode="label-width-and-position"/>
            <style:text-properties fo:font-family="starsymbol" fo:color="#000000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list-level-position-and-space-mode="label-width-and-position"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list-level-position-and-space-mode="label-width-and-position"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545cm" fo:margin-left="0.55cm" fo:margin-right="0.685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StarOffice/9_Beta$Win32 OpenOffice.org_project/300m10$Build-9296</meta:generator>
    <meta:initial-creator>Thorsten Peters</meta:initial-creator>
    <meta:creation-date>1999-05-19T10:38:11</meta:creation-date>
    <dc:date>2008-04-24T13:03:41.90</dc:date>
    <meta:editing-cycles>5</meta:editing-cycles>
    <meta:editing-duration>PT00H05M41S</meta:editing-duration>
    <meta:document-statistic meta:object-count="1"/>
    <meta:user-defined meta:name="Info 0" meta:value-type="string"/>
    <meta:user-defined meta:name="Info 1" meta:value-type="string"/>
    <meta:user-defined meta:name="Info 2" meta:value-type="string"/>
    <meta:user-defined meta:name="Info 3" meta:value-type="string"/>
  </office:meta>
</office:document-meta>
</file>